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Blender man</text:p>
          </table:table-cell>
          <table:covered-table-cell table:number-columns-repeated="3" table:style-name="Default"/>
          <table:table-cell/>
          <table:table-cell table:style-name="ce1" office:value-type="string" calcext:value-type="string" table:number-columns-spanned="4" table:number-rows-spanned="1">
            <text:p>Sheep</text:p>
          </table:table-cell>
          <table:covered-table-cell table:number-columns-repeated="3" table:style-name="Default"/>
          <table:table-cell table:style-name="Default"/>
        </table:table-row>
        <table:table-row table:style-name="ro1">
          <table:table-cell/>
          <table:table-cell office:value-type="string" calcext:value-type="string">
            <text:p>Samples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/>
          <table:table-cell office:value-type="string" calcext:value-type="string">
            <text:p>Samples</text:p>
          </table:table-cell>
          <table:table-cell table:style-name="Default" office:value-type="string" calcext:value-type="string">
            <text:p>Real</text:p>
          </table:table-cell>
          <table:table-cell table:style-name="Default" office:value-type="string" calcext:value-type="string">
            <text:p>Predicted 1</text:p>
          </table:table-cell>
          <table:table-cell table:style-name="Default" office:value-type="string" calcext:value-type="string">
            <text:p>Predicted 2</text:p>
          </table:table-cell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0H00M05.95S" calcext:value-type="time">
            <text:p>00:05,95</text:p>
          </table:table-cell>
          <table:table-cell table:number-columns-repeated="2" office:value-type="string" calcext:value-type="string">
            <text:p>--</text:p>
          </table:table-cell>
          <table:table-cell/>
          <table:table-cell office:value-type="float" office:value="1" calcext:value-type="float">
            <text:p>1</text:p>
          </table:table-cell>
          <table:table-cell office:value-type="time" office:time-value="PT00H00M20.29S" calcext:value-type="time">
            <text:p>00:20,29</text:p>
          </table:table-cell>
          <table:table-cell table:number-columns-repeated="2" office:value-type="string" calcext:value-type="string">
            <text:p>--</text:p>
          </table:table-cell>
          <table:table-cell table:style-name="Default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time" office:time-value="PT00H00M08.96S" calcext:value-type="time">
            <text:p>00:08,96</text:p>
          </table:table-cell>
          <table:table-cell table:number-columns-repeated="2" office:value-type="string" calcext:value-type="string">
            <text:p>--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time" office:time-value="PT00H00M32.4S" calcext:value-type="time">
            <text:p>00:32,40</text:p>
          </table:table-cell>
          <table:table-cell table:number-columns-repeated="2" office:value-type="string" calcext:value-type="string">
            <text:p>--</text:p>
          </table:table-cell>
          <table:table-cell table:style-name="Default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time" office:time-value="PT00H00M11.96S" calcext:value-type="time">
            <text:p>00:11,96</text:p>
          </table:table-cell>
          <table:table-cell table:formula="of:=([.C$6])*([.B7]/100)" office:value-type="time" office:time-value="PT00H00M17.92S" calcext:value-type="time">
            <text:p>00:17,92</text:p>
          </table:table-cell>
          <table:table-cell table:formula="of:=([.C$6]-[.C$5])*([.B7]/100)+[.C$5]" office:value-type="time" office:time-value="PT00H00M11.97S" calcext:value-type="time">
            <text:p>00:11,9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time" office:time-value="PT00H00M43.94S" calcext:value-type="time">
            <text:p>00:43,94</text:p>
          </table:table-cell>
          <table:table-cell table:formula="of:=([.H$6])*([.G7]/100)" office:value-type="time" office:time-value="PT00H01M04.8S" calcext:value-type="time">
            <text:p>01:04,80</text:p>
          </table:table-cell>
          <table:table-cell table:formula="of:=([.H$6]-[.H$5])*([.G7]/100)+[.H$5]" office:value-type="time" office:time-value="PT00H00M44.51S" calcext:value-type="time">
            <text:p>00:44,51</text:p>
          </table:table-cell>
          <table:table-cell table:formula="of:=([.H$7]-[.H$5])*([.G7]/200)+[.H$5]" office:value-type="time" office:time-value="PT00H00M43.94S" calcext:value-type="time">
            <text:p>00:43,9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time" office:time-value="PT00H00M15.15S" calcext:value-type="time">
            <text:p>00:15,15</text:p>
          </table:table-cell>
          <table:table-cell table:formula="of:=([.C$6])*([.B8]/100)" office:value-type="time" office:time-value="PT00H00M26.88S" calcext:value-type="time">
            <text:p>00:26,88</text:p>
          </table:table-cell>
          <table:table-cell table:formula="of:=([.C$6]-[.C$5])*([.B8]/100)+[.C$5]" office:value-type="time" office:time-value="PT00H00M14.98S" calcext:value-type="time">
            <text:p>00:14,9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time" office:time-value="PT00H00M55.48S" calcext:value-type="time">
            <text:p>00:55,48</text:p>
          </table:table-cell>
          <table:table-cell table:formula="of:=([.H$6])*([.G8]/100)" office:value-type="time" office:time-value="PT00H01M37.2S" calcext:value-type="time">
            <text:p>01:37,20</text:p>
          </table:table-cell>
          <table:table-cell table:formula="of:=([.H$6]-[.H$5])*([.G8]/100)+[.H$5]" office:value-type="time" office:time-value="PT00H00M56.62S" calcext:value-type="time">
            <text:p>00:56,62</text:p>
          </table:table-cell>
          <table:table-cell table:formula="of:=([.H$7]-[.H$5])*([.G8]/200)+[.H$5]" office:value-type="time" office:time-value="PT00H00M55.765S" calcext:value-type="time">
            <text:p>00:55,7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time" office:time-value="PT00H00M18.1S" calcext:value-type="time">
            <text:p>00:18,10</text:p>
          </table:table-cell>
          <table:table-cell table:formula="of:=([.C$6])*([.B9]/100)" office:value-type="time" office:time-value="PT00H00M35.84S" calcext:value-type="time">
            <text:p>00:35,84</text:p>
          </table:table-cell>
          <table:table-cell table:formula="of:=([.C$6]-[.C$5])*([.B9]/100)+[.C$5]" office:value-type="time" office:time-value="PT00H00M17.99S" calcext:value-type="time">
            <text:p>00:17,9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time" office:time-value="PT00H01M06.68S" calcext:value-type="time">
            <text:p>01:06,68</text:p>
          </table:table-cell>
          <table:table-cell table:formula="of:=([.H$6])*([.G9]/100)" office:value-type="time" office:time-value="PT00H02M09.6S" calcext:value-type="time">
            <text:p>02:09,60</text:p>
          </table:table-cell>
          <table:table-cell table:formula="of:=([.H$6]-[.H$5])*([.G9]/100)+[.H$5]" office:value-type="time" office:time-value="PT00H01M08.73S" calcext:value-type="time">
            <text:p>01:08,73</text:p>
          </table:table-cell>
          <table:table-cell table:formula="of:=([.H$7]-[.H$5])*([.G9]/200)+[.H$5]" office:value-type="time" office:time-value="PT00H01M07.59S" calcext:value-type="time">
            <text:p>01:07,5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time" office:time-value="PT00H00M21.08S" calcext:value-type="time">
            <text:p>00:21,08</text:p>
          </table:table-cell>
          <table:table-cell table:formula="of:=([.C$6])*([.B10]/100)" office:value-type="time" office:time-value="PT00H00M44.8S" calcext:value-type="time">
            <text:p>00:44,80</text:p>
          </table:table-cell>
          <table:table-cell table:formula="of:=([.C$6]-[.C$5])*([.B10]/100)+[.C$5]" office:value-type="time" office:time-value="PT00H00M21S" calcext:value-type="time">
            <text:p>00:21,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time" office:time-value="PT00H01M18.17S" calcext:value-type="time">
            <text:p>01:18,17</text:p>
          </table:table-cell>
          <table:table-cell table:formula="of:=([.H$6])*([.G10]/100)" office:value-type="time" office:time-value="PT00H02M42S" calcext:value-type="time">
            <text:p>02:42,00</text:p>
          </table:table-cell>
          <table:table-cell table:formula="of:=([.H$6]-[.H$5])*([.G10]/100)+[.H$5]" office:value-type="time" office:time-value="PT00H01M20.84S" calcext:value-type="time">
            <text:p>01:20,84</text:p>
          </table:table-cell>
          <table:table-cell table:formula="of:=([.H$7]-[.H$5])*([.G10]/200)+[.H$5]" office:value-type="time" office:time-value="PT00H01M19.415S" calcext:value-type="time">
            <text:p>01:19,42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time" office:time-value="PT00H00M36.03S" calcext:value-type="time">
            <text:p>00:36,03</text:p>
          </table:table-cell>
          <table:table-cell table:formula="of:=([.C$6])*([.B11]/100)" office:value-type="time" office:time-value="PT00H01M29.6S" calcext:value-type="time">
            <text:p>01:29,60</text:p>
          </table:table-cell>
          <table:table-cell table:formula="of:=([.C$6]-[.C$5])*([.B11]/100)+[.C$5]" office:value-type="time" office:time-value="PT00H00M36.05S" calcext:value-type="time">
            <text:p>00:36,05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time" office:time-value="PT00H02M15.29S" calcext:value-type="time">
            <text:p>02:15,29</text:p>
          </table:table-cell>
          <table:table-cell table:formula="of:=([.H$6])*([.G11]/100)" office:value-type="time" office:time-value="PT00H05M24S" calcext:value-type="time">
            <text:p>05:24,00</text:p>
          </table:table-cell>
          <table:table-cell table:formula="of:=([.H$6]-[.H$5])*([.G11]/100)+[.H$5]" office:value-type="time" office:time-value="PT00H02M21.39S" calcext:value-type="time">
            <text:p>02:21,39</text:p>
          </table:table-cell>
          <table:table-cell table:formula="of:=([.H$7]-[.H$5])*([.G11]/200)+[.H$5]" office:value-type="time" office:time-value="PT00H02M18.54S" calcext:value-type="time">
            <text:p>02:18,54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time" office:time-value="PT00H01M06.37S" calcext:value-type="time">
            <text:p>01:06,37</text:p>
          </table:table-cell>
          <table:table-cell table:formula="of:=([.C$6])*([.B12]/100)" office:value-type="time" office:time-value="PT00H02M59.2S" calcext:value-type="time">
            <text:p>02:59,20</text:p>
          </table:table-cell>
          <table:table-cell table:formula="of:=([.C$6]-[.C$5])*([.B12]/100)+[.C$5]" office:value-type="time" office:time-value="PT00H01M06.15S" calcext:value-type="time">
            <text:p>01:06,15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time" office:time-value="PT00H04M08.1S" calcext:value-type="time">
            <text:p>04:08,10</text:p>
          </table:table-cell>
          <table:table-cell table:formula="of:=([.H$6])*([.G12]/100)" office:value-type="time" office:time-value="PT00H10M48S" calcext:value-type="time">
            <text:p>10:48,00</text:p>
          </table:table-cell>
          <table:table-cell table:formula="of:=([.H$6]-[.H$5])*([.G12]/100)+[.H$5]" office:value-type="time" office:time-value="PT00H04M22.49S" calcext:value-type="time">
            <text:p>04:22,49</text:p>
          </table:table-cell>
          <table:table-cell table:formula="of:=([.H$7]-[.H$5])*([.G12]/200)+[.H$5]" office:value-type="time" office:time-value="PT00H04M16.79S" calcext:value-type="time">
            <text:p>04:16,79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time" office:time-value="PT00H01M36.94S" calcext:value-type="time">
            <text:p>01:36,94</text:p>
          </table:table-cell>
          <table:table-cell table:formula="of:=([.C$6])*([.B13]/100)" office:value-type="time" office:time-value="PT00H04M28.8S" calcext:value-type="time">
            <text:p>04:28,80</text:p>
          </table:table-cell>
          <table:table-cell table:formula="of:=([.C$6]-[.C$5])*([.B13]/100)+[.C$5]" office:value-type="time" office:time-value="PT00H01M36.25S" calcext:value-type="time">
            <text:p>01:36,2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time" office:time-value="PT00H06M02.07S" calcext:value-type="time">
            <text:p>06:02,07</text:p>
          </table:table-cell>
          <table:table-cell table:formula="of:=([.H$6])*([.G13]/100)" office:value-type="time" office:time-value="PT00H16M12S" calcext:value-type="time">
            <text:p>16:12,00</text:p>
          </table:table-cell>
          <table:table-cell table:formula="of:=([.H$6]-[.H$5])*([.G13]/100)+[.H$5]" office:value-type="time" office:time-value="PT00H06M23.59S" calcext:value-type="time">
            <text:p>06:23,59</text:p>
          </table:table-cell>
          <table:table-cell table:formula="of:=([.H$7]-[.H$5])*([.G13]/200)+[.H$5]" office:value-type="time" office:time-value="PT00H06M15.04S" calcext:value-type="time">
            <text:p>06:15,04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time" office:time-value="PT00H02M08.54S" calcext:value-type="time">
            <text:p>02:08,54</text:p>
          </table:table-cell>
          <table:table-cell table:formula="of:=([.C$6])*([.B14]/100)" office:value-type="time" office:time-value="PT00H05M58.4S" calcext:value-type="time">
            <text:p>05:58,40</text:p>
          </table:table-cell>
          <table:table-cell table:formula="of:=([.C$6]-[.C$5])*([.B14]/100)+[.C$5]" office:value-type="time" office:time-value="PT00H02M06.35S" calcext:value-type="time">
            <text:p>02:06,35</text:p>
          </table:table-cell>
          <table:table-cell/>
          <table:table-cell office:value-type="float" office:value="4000" calcext:value-type="float">
            <text:p>4000</text:p>
          </table:table-cell>
          <table:table-cell/>
          <table:table-cell table:formula="of:=([.H$6])*([.G14]/100)" office:value-type="time" office:time-value="PT00H21M36S" calcext:value-type="time">
            <text:p>21:36,00</text:p>
          </table:table-cell>
          <table:table-cell table:formula="of:=([.H$6]-[.H$5])*([.G14]/100)+[.H$5]" office:value-type="time" office:time-value="PT00H08M24.69S" calcext:value-type="time">
            <text:p>08:24,69</text:p>
          </table:table-cell>
          <table:table-cell table:formula="of:=([.H$7]-[.H$5])*([.G14]/200)+[.H$5]" office:value-type="time" office:time-value="PT00H08M13.29S" calcext:value-type="time">
            <text:p>08:13,29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time" office:time-value="PT00H02M36.96S" calcext:value-type="time">
            <text:p>02:36,96</text:p>
          </table:table-cell>
          <table:table-cell table:formula="of:=([.C$6])*([.B15]/100)" office:value-type="time" office:time-value="PT00H07M28S" calcext:value-type="time">
            <text:p>07:28,00</text:p>
          </table:table-cell>
          <table:table-cell table:formula="of:=([.C$6]-[.C$5])*([.B15]/100)+[.C$5]" office:value-type="time" office:time-value="PT00H02M36.45S" calcext:value-type="time">
            <text:p>02:36,45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formula="of:=([.H$6])*([.G15]/100)" office:value-type="time" office:time-value="PT00H27M00S" calcext:value-type="time">
            <text:p>27:00,00</text:p>
          </table:table-cell>
          <table:table-cell table:formula="of:=([.H$6]-[.H$5])*([.G15]/100)+[.H$5]" office:value-type="time" office:time-value="PT00H10M25.79S" calcext:value-type="time">
            <text:p>10:25,79</text:p>
          </table:table-cell>
          <table:table-cell table:formula="of:=([.H$7]-[.H$5])*([.G15]/200)+[.H$5]" office:value-type="time" office:time-value="PT00H10M11.54S" calcext:value-type="time">
            <text:p>10:11,54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time" office:time-value="PT00H05M08.96S" calcext:value-type="time">
            <text:p>05:08,96</text:p>
          </table:table-cell>
          <table:table-cell table:formula="of:=([.C$6])*([.B16]/100)" office:value-type="time" office:time-value="PT00H14M56S" calcext:value-type="time">
            <text:p>14:56,00</text:p>
          </table:table-cell>
          <table:table-cell table:formula="of:=([.C$6]-[.C$5])*([.B16]/100)+[.C$5]" office:value-type="time" office:time-value="PT00H05M06.95S" calcext:value-type="time">
            <text:p>05:06,95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formula="of:=([.H$6])*([.G16]/100)" office:value-type="time" office:time-value="PT00H54M00S" calcext:value-type="time">
            <text:p>54:00,00</text:p>
          </table:table-cell>
          <table:table-cell table:formula="of:=([.H$6]-[.H$5])*([.G16]/100)+[.H$5]" office:value-type="time" office:time-value="PT00H20M31.29S" calcext:value-type="time">
            <text:p>20:31,29</text:p>
          </table:table-cell>
          <table:table-cell table:formula="of:=([.H$7]-[.H$5])*([.G16]/200)+[.H$5]" office:value-type="time" office:time-value="PT00H20M02.79S" calcext:value-type="time">
            <text:p>20:02,79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time" office:time-value="PT00H07M40.65S" calcext:value-type="time">
            <text:p>07:40,65</text:p>
          </table:table-cell>
          <table:table-cell table:style-name="Default"/>
          <table:table-cell table:formula="of:=([.C$6]-[.C$5])*([.B17]/100)+[.C$5]" office:value-type="time" office:time-value="PT00H07M37.45S" calcext:value-type="time">
            <text:p>07:37,45</text:p>
          </table:table-cell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z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4T10:07:12.695423855</meta:creation-date>
    <dc:date>2021-09-24T12:25:47.554225528</dc:date>
    <meta:editing-duration>PT1H58M7S</meta:editing-duration>
    <meta:editing-cycles>32</meta:editing-cycles>
    <meta:generator>LibreOffice/7.2.0.4$Linux_X86_64 LibreOffice_project/20$Build-4</meta:generator>
    <meta:document-statistic meta:table-count="1" meta:cell-count="116" meta:object-count="0"/>
  </office:meta>
</office:document-meta>
</file>